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Cambria Math" style:font-name-complex="Cambria Math"/>
    </style:style>
    <style:style style:name="T6" style:parent-style-name="DefaultParagraphFont" style:family="text">
      <style:text-properties style:font-name="Cambria Math" style:font-name-complex="Cambria Math"/>
    </style:style>
    <style:style style:name="T7" style:parent-style-name="DefaultParagraphFont" style:family="text">
      <style:text-properties style:font-name="Cambria Math" style:font-name-complex="Cambria Math"/>
    </style:style>
    <style:style style:name="T8" style:parent-style-name="DefaultParagraphFont" style:family="text">
      <style:text-properties style:font-name="Cambria Math" style:font-name-complex="Cambria Math"/>
    </style:style>
    <style:style style:name="T9" style:parent-style-name="DefaultParagraphFont" style:family="text">
      <style:text-properties style:font-name-complex="Aptos"/>
    </style:style>
    <style:style style:name="P10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P16" style:parent-style-name="Normal" style:family="paragraph">
      <style:paragraph-properties fo:break-before="page"/>
    </style:style>
    <style:style style:name="T17" style:parent-style-name="DefaultParagraphFont" style:family="text">
      <style:text-properties style:text-position="super 58.3%"/>
    </style:style>
  </office:automatic-styles>
  <office:body>
    <office:text text:use-soft-page-breaks="true">
      <text:p text:style-name="P1">Intro</text:p>
      <text:p text:style-name="Normal">Transformers form a core part of modern technology, being used for impedance matching within electronics and electricity transmission on the grid. In both systems, the efficiency and performance are determined by how the<text:s/>transformer responds to an applied magnetic field. This response is described by the relationship between the magnetic flux density $B$ and the magnetising field $H$, known as the B–H curve. By altering the core of the transformer its properties can be changed. For ferromagnetic materials, the B–H curve is non-linear and exhibits hysteresis [X]. $\\$</text:p>
      <text:p text:style-name="Normal">[insert hysteresis curve] $\\$</text:p>
      <text:p text:style-name="Normal">The most efficient transformers are made by having a high magnetic susceptibility ($\mu_r$) and low energy loss per cycle. This experiment aims to quantify the usability of different materials as transformer cores. Section 2 of this report will go through the relevant theory. Section 3 outlines the experimental setup, and section 4 shows the results obtained. This data is analysed and compared against theoretical expectations in section 5. The overall conclusions are then presented in section 6.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Theory</text:p>
      <text:p text:style-name="Normal">The magnetising field $H$ inside a solenoid is given by</text:p>
      <text:p text:style-name="Normal">[b = n I /L]</text:p>
      <text:p text:style-name="Normal">where n is the number of turns, i the<text:s/>current, and L the solenoid length.</text:p>
      <text:p text:style-name="Normal">This gives rise to the magnetic flux density $B$</text:p>
      <text:p text:style-name="Normal">For non-magnetic media there is a linear relationship:</text:p>
      <text:p text:style-name="Normal">[B=μ0<text:span text:style-name="T2">​</text:span>μr<text:span text:style-name="T3">​</text:span>H]</text:p>
      <text:p text:style-name="Normal">However, when using magnetic materials:</text:p>
      <text:p text:style-name="Normal">[B=μ0<text:span text:style-name="T4">​</text:span>(H+M)]<text:s/></text:p>
      <text:p text:style-name="Normal">μ0 is …</text:p>
      <text:p text:style-name="Normal">μr is …</text:p>
      <text:p text:style-name="Normal"/>
      <text:p text:style-name="Normal">by using different materials within the centre of the solenoid different values of $mu$ are used resulting in different hysteresis loops being formed.</text:p>
      <text:p text:style-name="Normal">These B and H values cannot be measured directly. But if you arrange 2 solenoids as in [$\cref$]</text:p>
      <text:p text:style-name="Normal">[figure]</text:p>
      <text:p text:style-name="Normal">the variance of the magnetic field in one (the primary solenoid) results in an induced $emf$ in the other coil.<text:s/></text:p>
      <text:p text:style-name="Normal">Given by faradays law</text:p>
      <text:p text:style-name="Normal">[<text:span text:style-name="T5">ℰ</text:span><text:span text:style-name="T6">𝑠</text:span><text:s/>=<text:s/><text:span text:style-name="T7">𝑛𝑠</text:span><text:s/><text:span text:style-name="T8">𝜕</text:span><text:span text:style-name="T9">phi dt</text:span>]<text:s/></text:p>
      <text:p text:style-name="Normal">Where<text:s/></text:p>
      <text:p text:style-name="Normal">E is the emf induced in the secondary coil</text:p>
      <text:p text:style-name="Normal">N_s is the number of turns of coil</text:p>
      <text:p text:style-name="Normal">And d phi/dt s the rate of change of flux</text:p>
      <text:p text:style-name="Normal"/>
      <text:p text:style-name="Normal">Phi, the magnetic flux given by<text:s/></text:p>
      <text:p text:style-name="Normal">[phi = B A_s ]</text:p>
      <text:soft-page-break/>
      <text:p text:style-name="Normal">Where B is the magnetic field strength inside the coil and is provided by the primary coil and A_s is the area of the secondary coil.</text:p>
      <text:p text:style-name="Normal"/>
      <text:p text:style-name="Normal">This secondary coil then allows us to calculate phi by<text:s/>integrating [eqn above] to give</text:p>
      <text:p text:style-name="P10">B = to calc (check 6.5 lab manual)<text:tab/></text:p>
      <text:p text:style-name="P11"/>
      <text:p text:style-name="P12">Then through the use of an integrator circuit we can let [I = integral..] and then measure B using<text:s/></text:p>
      <text:p text:style-name="P13">V = …<text:s/></text:p>
      <text:p text:style-name="P14"/>
      <text:p text:style-name="P15">This allows us to measure our B and H through our coils and plot a<text:s/>hysteresis loop as the AC current changes.</text:p>
      <text:p text:style-name="Normal"/>
      <text:p text:style-name="Normal">Our loop allows us to calculate the energy loss per cycle from the area under the BH curve and the mu_r values at different points.</text:p>
      <text:p text:style-name="Normal">in this case mu_r = dh/db in some localised region as we assume local linear dependence.</text:p>
      <text:p text:style-name="Normal"/>
      <text:p text:style-name="Normal"/>
      <text:p text:style-name="Normal"/>
      <text:p text:style-name="Normal"/>
      <text:p text:style-name="P16"/>
      <text:soft-page-break/>
      <text:p text:style-name="Normal">Method</text:p>
      <text:p text:style-name="Normal">Experimental setup</text:p>
      <text:p text:style-name="Normal">2 coils, one of ~500 turns and one of ~400 turns are coiled intro a solenoid.</text:p>
      <text:p text:style-name="Normal">The coil with 500 turns is designated the primary coil and connected in series with a<text:s/>2-ohm<text:s/>resistor to reduce the current and ensuring the coil does not overheat<text:s/></text:p>
      <text:p text:style-name="Normal">This part of the circuit is completed by connecting it to a signal generator set to ….<text:s/>50 Hz</text:p>
      <text:p text:style-name="Normal">The secondary coil<text:s/>is then<text:s/>attached to an integrator circuit.</text:p>
      <text:p text:style-name="Normal">The integrator circuit is setup as show below:</text:p>
      <text:p text:style-name="Normal">&lt;Insert image&gt;</text:p>
      <text:p text:style-name="Normal">R2 was chosen to be, 1M ohm.<text:s/></text:p>
      <text:p text:style-name="Normal">The value of C1 such that<text:s/></text:p>
      <text:p text:style-name="Normal">Z1 &lt;&lt; 1 M ohm<text:s/></text:p>
      <text:p text:style-name="Normal">Z 1/omega c</text:p>
      <text:p text:style-name="Normal">C 3.18 nf</text:p>
      <text:p text:style-name="Normal">Therefore Picking 100 nf is suitable.</text:p>
      <text:p text:style-name="Normal">Netx Ri needs to be chosen, to make the calculations easier I picked an Ri value that would give a gain of 1.</text:p>
      <text:p text:style-name="Normal">Gain = 1/omega R C</text:p>
      <text:p text:style-name="Normal"/>
      <text:p text:style-name="Normal">R = 1/ omega C<text:s/></text:p>
      <text:p text:style-name="Normal">R<text:s/>~<text:s/></text:p>
      <text:p text:style-name="Normal">Measuring a 30 K ohm</text:p>
      <text:p text:style-name="Normal">R =<text:s/></text:p>
      <text:p text:style-name="Normal">Gain =<text:s/></text:p>
      <text:p text:style-name="Normal">After the circuit was set up the oscilloscope was attached to the signal generator to measure the input and to the integrator circuit.</text:p>
      <text:p text:style-name="Normal">The circuit was then tested using a square wave and the measured gain was calculated as 0.734</text:p>
      <text:p text:style-name="Normal">&lt;Insert graph&gt;</text:p>
      <text:soft-page-break/>
      <text:p text:style-name="Normal">Measuring metal samples</text:p>
      <text:p text:style-name="Normal">1<text:span text:style-name="T17">st</text:span><text:s/>the measurements were performed without a sample (air) to act as a control.</text:p>
      <text:p text:style-name="Normal"/>
      <text:p text:style-name="Normal">Now to test the different<text:s/>metals<text:s/>the first step was to measure the<text:s/>cross sectional<text:s/>area<text:s/>of the metals.</text:p>
      <text:p text:style-name="Normal">Then place them into the core and turn on the signal generator to feed an AC current into the primary coil</text:p>
      <text:p text:style-name="Normal">Wait until the circuit reached a steady state and then immediately save the data points for 16 cycles. This is done so that the coil doesn’t heat up and change its resistance during the measurement.</text:p>
      <text:p text:style-name="Normal">The coil is then turned off and this is repeated for the other samples.</text:p>
      <text:p text:style-name="Normal">The samples used were:</text:p>
      <text:p text:style-name="Normal">Mild steel</text:p>
      <text:p text:style-name="Normal">Transformer iron</text:p>
      <text:p text:style-name="Normal">CuNi alloy at<text:s/>10C and above 40C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nil shah</meta:initial-creator>
    <dc:creator>shanil shah</dc:creator>
    <meta:creation-date>2025-11-27T14:22:00Z</meta:creation-date>
    <dc:date>2025-12-02T17:13:00Z</dc:date>
    <meta:template xlink:href="Normal.dotm" xlink:type="simple"/>
    <meta:editing-cycles>4</meta:editing-cycles>
    <meta:editing-duration>PT38880S</meta:editing-duration>
    <meta:document-statistic meta:page-count="5" meta:paragraph-count="8" meta:word-count="668" meta:character-count="4472" meta:row-count="31" meta:non-whitespace-character-count="3812"/>
  </office:meta>
</office:document-meta>
</file>